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FE0000010314D69F58.svm" manifest:media-type=""/>
  <manifest:file-entry manifest:full-path="Pictures/200000010000025400000131501EB900.svm" manifest:media-type=""/>
  <manifest:file-entry manifest:full-path="Pictures/20000001000000BB000000E5B89C68BD.svm" manifest:media-type=""/>
  <manifest:file-entry manifest:full-path="Pictures/200000010000010F000000F2CD2953B9.svm" manifest:media-type=""/>
  <manifest:file-entry manifest:full-path="Pictures/20000002000000300000004280D1A9FA.eps" manifest:media-type=""/>
  <manifest:file-entry manifest:full-path="Pictures/20000001000000D400000103D65A644B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5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TexMathsArgs="14§display§V_{S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2.327cm" svg:x="1.724cm" svg:y="1.841cm">
          <draw:image xlink:href="Pictures/20000002000000300000004280D1A9FA.eps" xlink:type="simple" xlink:show="embed" xlink:actuate="onLoad">
            <text:p/>
          </draw:image>
        </draw:frame>
        <draw:custom-shape draw:style-name="gr2" draw:text-style-name="P1" draw:layer="layout" svg:width="2.523cm" svg:height="2.009cm" svg:x="7.257cm" svg:y="1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5cm" svg:height="0.603cm" svg:x="7.821cm" svg:y="1.7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95cm" svg:height="0.592cm" svg:x="7.821cm" svg:y="3.1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0.845cm" svg:height="0.061cm" svg:x="8.096cm" svg:y="1.705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45cm" svg:height="0.061cm" svg:x="8.096cm" svg:y="3.7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0.071cm" svg:height="0.519cm" svg:x="9.783cm" svg:y="2.511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0.071cm" svg:height="0.519cm" svg:x="7.183cm" svg:y="2.511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0.272cm" svg:height="0.224cm" svg:x="8.379cm" svg:y="1.957cm">
          <draw:image xlink:href="Pictures/20000001000000C3000000A1D578F1D8.svm" xlink:type="simple" xlink:show="embed" xlink:actuate="onLoad">
            <text:p/>
          </draw:image>
        </draw:frame>
        <draw:frame draw:style-name="gr6" draw:text-style-name="P1" draw:layer="layout" svg:width="0.26cm" svg:height="0.319cm" svg:x="8.381cm" svg:y="2.569cm">
          <draw:image xlink:href="Pictures/20000001000000BB000000E5B89C68BD.svm" xlink:type="simple" xlink:show="embed" xlink:actuate="onLoad">
            <text:p/>
          </draw:image>
        </draw:frame>
        <draw:frame draw:style-name="gr7" draw:text-style-name="P2" xml:id="id1" draw:id="id1" draw:layer="layout" svg:width="1.941cm" svg:height="0.911cm" svg:x="10.601cm" svg:y="0.304cm">
          <draw:text-box>
            <text:p><text:span text:style-name="T1">دھاتی جوڑ</text:span></text:p>
          </draw:text-box>
        </draw:frame>
        <draw:frame draw:style-name="gr7" draw:text-style-name="P2" draw:layer="layout" svg:width="0.879cm" svg:height="0.911cm" svg:x="7.646cm" svg:y="2.253cm">
          <draw:text-box>
            <text:p><text:span text:style-name="T1">راہ</text:span></text:p>
          </draw:text-box>
        </draw:frame>
        <draw:connector draw:style-name="gr8" draw:text-style-name="P1" draw:layer="layout" draw:type="curve" svg:x1="10.601cm" svg:y1="0.759cm" svg:x2="9.837cm" svg:y2="2.594cm" draw:start-shape="id1" draw:start-glue-point="3" draw:end-shape="id2" draw:end-glue-point="4" svg:d="m10601 759c-750 0-500 1103-374 1103s385 732-390 732">
          <text:p/>
        </draw:connector>
        <draw:connector draw:style-name="gr8" draw:text-style-name="P1" draw:layer="layout" draw:type="curve" svg:x1="10.601cm" svg:y1="0.759cm" svg:x2="8.77cm" svg:y2="1.705cm" draw:start-shape="id1" draw:end-shape="id3" draw:end-glue-point="4" svg:d="m10601 759c-1221 0-1831 315-1831 946">
          <text:p/>
        </draw:connector>
        <draw:frame draw:style-name="gr7" draw:text-style-name="P2" xml:id="id4" draw:id="id4" draw:layer="layout" svg:width="1.141cm" svg:height="0.911cm" svg:x="6.843cm" svg:y="0.287cm">
          <draw:text-box>
            <text:p><text:span text:style-name="T1">گیٹ</text:span></text:p>
          </draw:text-box>
        </draw:frame>
        <draw:frame draw:style-name="gr7" draw:text-style-name="P2" xml:id="id5" draw:id="id5" draw:layer="layout" svg:width="1.45cm" svg:height="0.911cm" svg:x="4.924cm" svg:y="1.484cm">
          <draw:text-box>
            <text:p><text:span text:style-name="T1">محاصل</text:span></text:p>
          </draw:text-box>
        </draw:frame>
        <draw:frame draw:style-name="gr7" draw:text-style-name="P2" draw:layer="layout" svg:width="1.294cm" svg:height="0.911cm" svg:x="11.196cm" svg:y="2.06cm">
          <draw:text-box>
            <text:p><text:span text:style-name="T1">مخارج</text:span></text:p>
          </draw:text-box>
        </draw:frame>
        <draw:frame draw:style-name="gr9" draw:text-style-name="P1" draw:layer="layout" svg:width="0.354cm" svg:height="0.361cm" svg:x="6.617cm" svg:y="0.471cm">
          <draw:image xlink:href="Pictures/20000001000000FE0000010314D69F58.svm" xlink:type="simple" xlink:show="embed" xlink:actuate="onLoad">
            <text:p/>
          </draw:image>
        </draw:frame>
        <draw:connector draw:style-name="gr8" draw:text-style-name="P1" draw:layer="layout" draw:type="curve" svg:x1="7.984cm" svg:y1="0.742cm" svg:x2="8.518cm" svg:y2="1.705cm" draw:start-shape="id4" draw:start-glue-point="1" draw:end-shape="id3" draw:end-glue-point="0" svg:d="m7984 742c356 0 534 321 534 963">
          <text:p/>
        </draw:connector>
        <draw:frame draw:style-name="gr9" draw:text-style-name="P1" draw:layer="layout" svg:width="0.354cm" svg:height="0.361cm" svg:x="1.214cm" svg:y="2.875cm">
          <draw:image xlink:href="Pictures/20000001000000FE0000010314D69F58.svm" xlink:type="simple" xlink:show="embed" xlink:actuate="onLoad">
            <text:p/>
          </draw:image>
        </draw:frame>
        <draw:frame draw:style-name="gr10" draw:text-style-name="P1" draw:layer="layout" svg:width="0.295cm" svg:height="0.361cm" svg:x="3.203cm" svg:y="1.635cm">
          <draw:image xlink:href="Pictures/20000001000000D400000103D65A644B.svm" xlink:type="simple" xlink:show="embed" xlink:actuate="onLoad">
            <text:p/>
          </draw:image>
        </draw:frame>
        <draw:frame draw:style-name="gr11" draw:text-style-name="P1" draw:layer="layout" svg:width="0.378cm" svg:height="0.337cm" svg:x="3.203cm" svg:y="4.157cm">
          <draw:image xlink:href="Pictures/200000010000010F000000F2CD2953B9.svm" xlink:type="simple" xlink:show="embed" xlink:actuate="onLoad">
            <text:p/>
          </draw:image>
        </draw:frame>
        <draw:line draw:style-name="gr12" draw:text-style-name="P1" draw:layer="layout" svg:x1="8.667cm" svg:y1="4.824cm" svg:x2="8.667cm" svg:y2="5.529cm">
          <text:p/>
        </draw:line>
        <draw:line draw:style-name="gr12" draw:text-style-name="P1" draw:layer="layout" svg:x1="8.534cm" svg:y1="5.331cm" svg:x2="8.534cm" svg:y2="5.034cm">
          <text:p/>
        </draw:line>
        <draw:line draw:style-name="gr13" draw:text-style-name="P1" draw:layer="layout" svg:x1="9.831cm" svg:y1="2.794cm" svg:x2="10.821cm" svg:y2="2.794cm">
          <text:p/>
        </draw:line>
        <draw:line draw:style-name="gr13" draw:text-style-name="P1" draw:layer="layout" svg:x1="10.822cm" svg:y1="5.184cm" svg:x2="10.822cm" svg:y2="2.794cm">
          <text:p/>
        </draw:line>
        <draw:line draw:style-name="gr13" draw:text-style-name="P1" draw:layer="layout" svg:x1="8.658cm" svg:y1="5.183cm" svg:x2="10.827cm" svg:y2="5.183cm">
          <text:p/>
        </draw:line>
        <draw:line draw:style-name="gr13" draw:text-style-name="P1" draw:layer="layout" svg:x1="6.381cm" svg:y1="2.763cm" svg:x2="7.178cm" svg:y2="2.763cm">
          <text:p/>
        </draw:line>
        <draw:line draw:style-name="gr13" draw:text-style-name="P1" draw:layer="layout" svg:x1="6.382cm" svg:y1="5.187cm" svg:x2="6.382cm" svg:y2="2.762cm">
          <text:p/>
        </draw:line>
        <draw:line draw:style-name="gr13" draw:text-style-name="P1" draw:layer="layout" svg:x1="6.381cm" svg:y1="5.187cm" svg:x2="8.531cm" svg:y2="5.187cm">
          <text:p/>
        </draw:line>
        <draw:connector draw:style-name="gr8" draw:text-style-name="P1" draw:layer="layout" draw:type="curve" svg:x1="6.374cm" svg:y1="1.939cm" svg:x2="7.183cm" svg:y2="2.672cm" draw:start-shape="id5" draw:start-glue-point="1" draw:end-shape="id6" draw:end-glue-point="4" svg:d="m6374 1939c606 0 202 733 809 733">
          <text:p/>
        </draw:connector>
        <draw:connector draw:style-name="gr8" draw:text-style-name="P1" draw:layer="layout" draw:type="curve" svg:x1="10.94cm" svg:y1="2.521cm" svg:x2="9.843cm" svg:y2="2.703cm" draw:start-shape="id7" draw:start-glue-point="3" draw:end-shape="id2" draw:end-glue-point="5" svg:d="m10940 2521c-814 0-266 182-1097 182">
          <text:p/>
        </draw:connector>
        <draw:line draw:style-name="gr13" draw:text-style-name="P1" draw:layer="layout" svg:x1="8.557cm" svg:y1="3.848cm" svg:x2="8.557cm" svg:y2="4.381cm">
          <text:p/>
        </draw:line>
        <draw:line draw:style-name="gr13" draw:text-style-name="P1" draw:layer="layout" svg:x1="8.557cm" svg:y1="4.378cm" svg:x2="6.381cm" svg:y2="4.378cm">
          <text:p/>
        </draw:line>
        <draw:custom-shape draw:style-name="gr14" draw:text-style-name="P1" draw:layer="layout" svg:width="0.055cm" svg:height="0.055cm" svg:x="6.354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833cm" svg:height="0.426cm" svg:x="8.078cm" svg:y="5.542cm">
          <draw:image xlink:href="Pictures/200000010000025400000131501EB900.svm" xlink:type="simple" xlink:show="embed" xlink:actuate="onLoad">
            <text:p/>
          </draw:image>
        </draw:frame>
        <draw:frame draw:style-name="gr10" draw:text-style-name="P1" xml:id="id7" draw:id="id7" draw:layer="layout" svg:width="0.295cm" svg:height="0.361cm" svg:x="10.94cm" svg:y="2.341cm">
          <draw:image xlink:href="Pictures/20000001000000D400000103D65A644B.svm" xlink:type="simple" xlink:show="embed" xlink:actuate="onLoad">
            <text:p/>
          </draw:image>
        </draw:frame>
        <draw:frame draw:style-name="gr11" draw:text-style-name="P1" draw:layer="layout" svg:width="0.378cm" svg:height="0.337cm" svg:x="4.654cm" svg:y="1.824cm">
          <draw:image xlink:href="Pictures/200000010000010F000000F2CD2953B9.svm" xlink:type="simple" xlink:show="embed" xlink:actuate="onLoad">
            <text:p/>
          </draw:image>
        </draw:frame>
        <draw:frame draw:style-name="gr5" draw:text-style-name="P1" draw:layer="layout" svg:width="0.272cm" svg:height="0.224cm" svg:x="8.379cm" svg:y="3.356cm">
          <draw:image xlink:href="Pictures/20000001000000C3000000A1D578F1D8.svm" xlink:type="simple" xlink:show="embed" xlink:actuate="onLoad">
            <text:p/>
          </draw:image>
        </draw:frame>
        <draw:frame draw:style-name="gr7" draw:text-style-name="P3" draw:layer="layout" svg:width="1.2cm" svg:height="0.911cm" svg:x="1.266cm" svg:y="5.028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7" draw:text-style-name="P3" draw:layer="layout" svg:width="0.937cm" svg:height="0.911cm" svg:x="11.396cm" svg:y="5.028cm">
          <draw:text-box>
            <text:p><text:span text:style-name="T2">(</text:span><text:span text:style-name="T3">ا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07-24T16:41:08</dc:date>
    <dc:creator>kkk </dc:creator>
    <meta:editing-duration>PT1H14M1S</meta:editing-duration>
    <meta:editing-cycles>12</meta:editing-cycles>
    <meta:document-statistic meta:object-count="41"/>
  </office:meta>
</office:document-meta>
</file>